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widows="1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" style:family="paragraph" style:parent-style-name="Text_20_body">
      <style:paragraph-properties fo:margin-left="0in" fo:margin-right="0in" fo:text-align="start" style:justify-single-word="false" fo:widows="1" fo:text-indent="0in" style:auto-text-indent="false"/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P3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" style:family="paragraph" style:parent-style-name="Text_20_body" style:list-style-name="L1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" style:family="paragraph" style:parent-style-name="Text_20_body" style:list-style-name="L2">
      <style:paragraph-properties fo:margin-top="0in" fo:margin-bottom="0in" fo:widows="1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6" style:family="paragraph" style:parent-style-name="Standard">
      <style:paragraph-properties fo:margin-left="0in" fo:margin-right="0in" fo:text-align="center" style:justify-single-word="false" fo:widows="1" fo:text-indent="0in" style:auto-text-indent="false"/>
    </style:style>
    <style:style style:name="P7" style:family="paragraph" style:parent-style-name="Standard">
      <style:paragraph-properties fo:margin-left="0in" fo:margin-right="0in" fo:text-align="start" style:justify-single-word="false" fo:widows="1" fo:text-indent="0in" style:auto-text-indent="false"/>
      <style:text-properties style:font-name="Times New Roman" fo:font-size="12pt" style:font-size-asian="12pt" style:font-size-complex="12pt"/>
    </style:style>
    <style:style style:name="P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size-asian="10pt" style:font-size-complex="10pt"/>
    </style:style>
    <style:style style:name="P9" style:family="paragraph" style:parent-style-name="Standard">
      <style:paragraph-properties fo:margin-left="0in" fo:margin-right="0in" fo:text-align="start" style:justify-single-word="false" fo:widows="1" fo:text-indent="0in" style:auto-text-indent="fals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P12" style:family="paragraph" style:parent-style-name="Standard">
      <style:paragraph-properties fo:margin-left="0in" fo:margin-right="0in" fo:text-align="start" style:justify-single-word="false" fo:widows="1" fo:text-indent="0in" style:auto-text-indent="false"/>
      <style:text-properties fo:color="#000000" style:font-name="Times New Roman" fo:font-size="12pt" style:font-size-asian="12pt" style:font-size-complex="12pt"/>
    </style:style>
    <style:style style:name="P13" style:family="paragraph" style:parent-style-name="Heading_20_2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font-size="12pt" fo:letter-spacing="normal" fo:font-style="normal" style:font-size-asian="12pt" style:font-size-complex="12pt"/>
    </style:style>
    <style:style style:name="P14" style:family="paragraph" style:parent-style-name="Heading_20_2">
      <style:paragraph-properties fo:margin-left="0in" fo:margin-right="0in" fo:text-align="start" style:justify-single-word="false" fo:widows="1" fo:text-indent="0in" style:auto-text-indent="false"/>
      <style:text-properties style:font-name="Times New Roman" fo:font-size="12pt" style:font-size-asian="12pt" style:font-size-complex="12pt"/>
    </style:style>
    <style:style style:name="P15" style:family="paragraph" style:parent-style-name="Preformatted_20_Text">
      <style:paragraph-properties fo:widows="1"/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P16" style:family="paragraph" style:parent-style-name="Preformatted_20_Text">
      <style:paragraph-properties fo:widows="1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7" style:family="paragraph" style:parent-style-name="Preformatted_20_Text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8" style:family="paragraph" style:parent-style-name="Preformatted_20_Text">
      <style:paragraph-properties fo:margin-top="0in" fo:margin-bottom="0.1965in" fo:widows="1"/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T1" style:family="text">
      <style:text-properties fo:font-variant="normal" fo:text-transform="none" fo:color="#000000" style:font-name="Times New Roman1" fo:font-size="24pt" fo:letter-spacing="normal" fo:font-style="normal" fo:font-weight="bold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style="normal"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dd2867"/>
    </style:style>
    <style:style style:name="T6" style:family="text">
      <style:text-properties fo:color="#dd2867" fo:font-style="italic" style:font-style-asian="italic" style:font-style-complex="italic"/>
    </style:style>
    <style:style style:name="T7" style:family="text">
      <style:text-properties fo:color="#d9e8f7"/>
    </style:style>
    <style:style style:name="T8" style:family="text">
      <style:text-properties fo:color="#d9e8f7" style:text-underline-style="solid" style:text-underline-width="auto" style:text-underline-color="font-color" style:font-name-asian="Courier New" style:font-name-complex="Courier New"/>
    </style:style>
    <style:style style:name="T9" style:family="text">
      <style:text-properties fo:color="#a7ec21" fo:font-weight="bold" style:font-weight-asian="bold" style:font-weight-complex="bold"/>
    </style:style>
    <style:style style:name="T10" style:family="text">
      <style:text-properties fo:color="#f9faf4"/>
    </style:style>
    <style:style style:name="T11" style:family="text">
      <style:text-properties fo:color="#e6e6fa"/>
    </style:style>
    <style:style style:name="T12" style:family="text">
      <style:text-properties fo:color="#626262"/>
    </style:style>
    <style:style style:name="T13" style:family="text">
      <style:text-properties fo:color="#626262" style:text-underline-style="solid" style:text-underline-width="auto" style:text-underline-color="font-color"/>
    </style:style>
    <style:style style:name="T14" style:family="text">
      <style:text-properties fo:color="#6897bb"/>
    </style:style>
    <style:style style:name="T15" style:family="text">
      <style:text-properties fo:color="#17c6a3"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color="#1290c3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Graph algorithms - practical work no. 3</text:span> </text:p>
      <text:p text:style-name="P6"/>
      <text:p text:style-name="P6"/>
      <text:p text:style-name="P2">Assigned problem</text:p>
      <text:list xml:id="list3269774354441510990" text:style-name="L1">
        <text:list-item>
          <text:p text:style-name="P4">Write a program that, given a graph with positive costs and two vertices, finds a lowest cost walk between the given vertices, using the Dijkstra algorithm.</text:p>
        </text:list-item>
      </text:list>
      <text:h text:style-name="P14" text:outline-level="2"><text:span text:style-name="T2">Idea</text:span></text:h>
      <text:p text:style-name="P3">Dijkstra's algorithm still relies on Bellman's optimality principle; however, it computes distances from the starting vertex in increasing order of the distances. This way, the distance from start to a given vertex doesn't have to be recomputed after the vertex is processed.</text:p>
      <text:p text:style-name="P3">This way, Dijkstra's algorithm looks a bit like the breadth-first traversal; however, the queue is replaced by a priority queue where the top vertex is the closest to the starting vertex.</text:p>
      <text:h text:style-name="P13" text:outline-level="2">The algorithm</text:h>
      <text:p text:style-name="P17">Input:</text:p>
      <text:p text:style-name="P15"><text:s text:c="4"/><text:span text:style-name="T3">G : directed graph with costs</text:span></text:p>
      <text:p text:style-name="P15"><text:s text:c="4"/><text:span text:style-name="T3">s, t : two vertices</text:span></text:p>
      <text:p text:style-name="P16">Output:</text:p>
      <text:p text:style-name="P15"><text:s text:c="4"/><text:span text:style-name="T3">dist : a map that associates, to each accessible vertex, the cost of the minimum</text:span></text:p>
      <text:p text:style-name="P15"><text:s text:c="12"/><text:span text:style-name="T3">cost walk from s to it</text:span></text:p>
      <text:p text:style-name="P15"><text:s text:c="4"/><text:span text:style-name="T3">prev : a map that maps each accessible vertex to its predecessor on a path from s to it</text:span></text:p>
      <text:p text:style-name="P16">Algorithm:</text:p>
      <text:p text:style-name="P15"><text:s text:c="4"/><text:span text:style-name="T3">PriorityQueue q</text:span></text:p>
      <text:p text:style-name="P15"><text:s text:c="4"/><text:span text:style-name="T3">Dictionary prev</text:span></text:p>
      <text:p text:style-name="P15"><text:s text:c="4"/><text:span text:style-name="T3">Dictionary dist</text:span></text:p>
      <text:p text:style-name="P15"><text:s text:c="4"/><text:span text:style-name="T3">q.enqueue(s, 0) <text:s text:c="13"/>// second argument is priority</text:span></text:p>
      <text:p text:style-name="P15"><text:s text:c="4"/><text:span text:style-name="T3">dist[s] = 0</text:span></text:p>
      <text:p text:style-name="P15"><text:s text:c="4"/><text:span text:style-name="T3">found = false</text:span></text:p>
      <text:p text:style-name="P15"><text:s text:c="4"/><text:span text:style-name="T3">while not q.isEmpty() and not found do</text:span></text:p>
      <text:p text:style-name="P15"><text:s text:c="8"/><text:span text:style-name="T3">x = q.dequeue() <text:s text:c="5"/>// dequeues the element with minimum value of priority</text:span></text:p>
      <text:p text:style-name="P15"><text:s text:c="8"/><text:span text:style-name="T3">for y in Nout(x) do</text:span></text:p>
      <text:p text:style-name="P15"><text:s text:c="12"/><text:span text:style-name="T3">if y not in dist.keys() or dist[x] + cost(x,y) &lt; dist[y] then</text:span></text:p>
      <text:p text:style-name="P15"><text:s text:c="16"/><text:span text:style-name="T3">dist[y] = dist[x] + cost(x, y)</text:span></text:p>
      <text:p text:style-name="P15"><text:s text:c="16"/><text:span text:style-name="T3">q.enqueue(y, dist[y])</text:span></text:p>
      <text:p text:style-name="P15"><text:s text:c="16"/><text:span text:style-name="T3">prev[y] = x</text:span></text:p>
      <text:p text:style-name="P15"><text:s text:c="12"/><text:span text:style-name="T3">end if</text:span></text:p>
      <text:p text:style-name="P15"><text:s text:c="8"/><text:span text:style-name="T3">end for</text:span></text:p>
      <text:p text:style-name="P15"><text:s text:c="8"/><text:span text:style-name="T3">if x == t then</text:span></text:p>
      <text:p text:style-name="P15"><text:s text:c="12"/><text:span text:style-name="T3">found = true</text:span></text:p>
      <text:p text:style-name="P15"><text:s text:c="8"/><text:span text:style-name="T3">endif</text:span></text:p>
      <text:p text:style-name="P18"><text:s text:c="4"/><text:span text:style-name="T3">end while</text:span></text:p>
      <text:list xml:id="list9223252915641507996" text:style-name="L2">
        <text:list-item>
          <text:p text:style-name="P5">If all costs are non-negative, the algorithm above doesn't put a vertex into the priority queue once it was extracted and processed (see proof below).</text:p>
        </text:list-item>
        <text:list-item>
          <text:p text:style-name="P5"><text:soft-page-break/>If there are negative costs, but no negative cost cycles, then a vertex may be processed multiple times. However, if we eliminate the exit on dequeueing the target vertex, the algorithm finishes after a finite number of steps and the result is correct.</text:p>
        </text:list-item>
        <text:list-item>
          <text:p text:style-name="P1">If there is a negative cost cycle accessible from the starting vertex, then the algoritm can end with an incorrect result or it can run forever.</text:p>
        </text:list-item>
      </text:list>
      <text:p text:style-name="P12"/>
      <text:p text:style-name="P9">class <text:span text:style-name="T4">Directed_Graph</text:span>:</text:p>
      <text:p text:style-name="P10"><text:s text:c="4"/><text:span text:style-name="T16">"""</text:span></text:p>
      <text:p text:style-name="P11"><text:s text:c="4"/>Class Directed_Graph contains :</text:p>
      <text:p text:style-name="P11"><text:s text:c="4"/>dictOut - dictionary, where key: the origin vertex</text:p>
      <text:p text:style-name="P11"><text:s text:c="31"/>value: all the target vertices associated to the key</text:p>
      <text:p text:style-name="P11"><text:s text:c="4"/>dictIn - dictionary, where key: the target vertices</text:p>
      <text:p text:style-name="P11"><text:s text:c="32"/>value: all the origin vertices associated to the key</text:p>
      <text:p text:style-name="P11"><text:s text:c="4"/>"""</text:p>
      <text:p text:style-name="P10"><text:s text:c="3"/></text:p>
      <text:p text:style-name="P10"><text:s text:c="4"/>def <text:span text:style-name="T4">__init__</text:span>(<text:span text:style-name="T16">self</text:span>, n):</text:p>
      <text:p text:style-name="P10"><text:s text:c="8"/><text:span text:style-name="T16">"""</text:span></text:p>
      <text:p text:style-name="P11"><text:s text:c="8"/>Constructor of a directed graph with n vertices and no edges</text:p>
      <text:p text:style-name="P11"><text:s text:c="8"/>Input: n ( natural number ) - no. of vertices</text:p>
      <text:p text:style-name="P11"><text:s text:c="8"/>"""</text:p>
      <text:p text:style-name="P10"><text:s text:c="8"/><text:span text:style-name="T16">self</text:span>.__dictOut = {}</text:p>
      <text:p text:style-name="P10"><text:s text:c="8"/><text:span text:style-name="T16">self</text:span>.__dictIn = {}</text:p>
      <text:p text:style-name="P10"><text:s text:c="8"/>for i in range(n):</text:p>
      <text:p text:style-name="P10"><text:s text:c="12"/><text:span text:style-name="T16">self</text:span>.__dictOut[i] = []</text:p>
      <text:p text:style-name="P10"><text:s text:c="12"/><text:span text:style-name="T16">self</text:span>.__dictIn[i] = []</text:p>
      <text:p text:style-name="P10"><text:s text:c="12"/></text:p>
      <text:p text:style-name="P10"><text:s text:c="4"/>def <text:span text:style-name="T4">getVertices</text:span> (<text:span text:style-name="T16">self</text:span>):</text:p>
      <text:p text:style-name="P10"><text:s text:c="8"/><text:span text:style-name="T16">"""</text:span></text:p>
      <text:p text:style-name="P11"><text:s text:c="8"/>Getter of all the vertices in this graph</text:p>
      <text:p text:style-name="P11"><text:s text:c="8"/>Input: -</text:p>
      <text:p text:style-name="P11"><text:s text:c="8"/>Output: a list of vertices</text:p>
      <text:p text:style-name="P11"><text:s text:c="8"/>"""</text:p>
      <text:p text:style-name="P10"><text:s text:c="8"/>return <text:span text:style-name="T16">self</text:span>.__dictOut.keys()</text:p>
      <text:p text:style-name="P10"><text:s text:c="4"/></text:p>
      <text:p text:style-name="P10"><text:s text:c="4"/>def <text:span text:style-name="T4">isEdge</text:span>(<text:span text:style-name="T16">self</text:span>, x, y):</text:p>
      <text:p text:style-name="P10"><text:s text:c="8"/><text:span text:style-name="T16">"""</text:span></text:p>
      <text:p text:style-name="P11"><text:s text:c="8"/>Checks if there is an edge between x and y</text:p>
      <text:p text:style-name="P11"><text:s text:c="8"/>Input: x - origin vertex</text:p>
      <text:p text:style-name="P11"><text:s text:c="15"/>y - target vertex</text:p>
      <text:p text:style-name="P11"><text:s text:c="8"/>Output: True, if there exists an edge from x to y</text:p>
      <text:p text:style-name="P11"><text:s text:c="16"/>False, otherwise</text:p>
      <text:p text:style-name="P11"><text:s text:c="8"/>Raises : KeyError if x or y is not a vertex of this graph</text:p>
      <text:p text:style-name="P11"><text:s text:c="8"/>"""</text:p>
      <text:p text:style-name="P10"><text:s text:c="8"/>if x not in <text:span text:style-name="T16">self</text:span>.getVertices() or y not in <text:span text:style-name="T16">self</text:span>.getVertices():</text:p>
      <text:p text:style-name="P10"><text:s text:c="12"/>raise KeyError(<text:span text:style-name="T16">" There is at least one vertex that does not belong to the graph "</text:span>)</text:p>
      <text:p text:style-name="P10"><text:s text:c="8"/>else :</text:p>
      <text:p text:style-name="P10"><text:s text:c="12"/>return y in <text:span text:style-name="T16">self</text:span>.__dictOut[x]</text:p>
      <text:p text:style-name="P10"><text:s text:c="8"/></text:p>
      <text:p text:style-name="P10"><text:s text:c="4"/>def <text:span text:style-name="T4">iterateOut</text:span>(<text:span text:style-name="T16">self</text:span>, x):</text:p>
      <text:p text:style-name="P10"><text:s text:c="8"/><text:span text:style-name="T16">"""</text:span></text:p>
      <text:p text:style-name="P11"><text:s text:c="8"/>Iterate through the set of out-bound edges of a specified vertex</text:p>
      <text:p text:style-name="P11"><text:s text:c="8"/>Input: x- natural number - the specified vertex</text:p>
      <text:p text:style-name="P11"><text:s text:c="8"/>Output: A list of the vertices containing <text:s/>x as out-bound vertex </text:p>
      <text:p text:style-name="P11"><text:s text:c="8"/>Raises : KeyError if the vertex x is not in the graph</text:p>
      <text:p text:style-name="P11"><text:soft-page-break/><text:s text:c="8"/>"""</text:p>
      <text:p text:style-name="P10"><text:s text:c="8"/>if x not in <text:span text:style-name="T16">self</text:span>.getVertices():</text:p>
      <text:p text:style-name="P10"><text:s text:c="12"/>raise KeyError (<text:span text:style-name="T16">" This vertex in not in the graph :("</text:span>)</text:p>
      <text:p text:style-name="P10"><text:s text:c="8"/>return <text:span text:style-name="T16">self</text:span>.__dictOut[x]</text:p>
      <text:p text:style-name="P10"><text:s text:c="3"/></text:p>
      <text:p text:style-name="P10"><text:s text:c="4"/>def <text:span text:style-name="T4">iterateIn</text:span>(<text:span text:style-name="T16">self</text:span>, x):</text:p>
      <text:p text:style-name="P10"><text:s text:c="8"/><text:span text:style-name="T16">"""</text:span></text:p>
      <text:p text:style-name="P11"><text:s text:c="8"/>Iterate through the set of in-bound edges of a specified vertex</text:p>
      <text:p text:style-name="P11"><text:s text:c="8"/>Input: x- natural number - the specified vertex</text:p>
      <text:p text:style-name="P11"><text:s text:c="8"/>Output: A list of the vertices containing <text:s/>x as in-bound vertex </text:p>
      <text:p text:style-name="P11"><text:s text:c="8"/>Raises : KeyError if the vertex x is not in the graph</text:p>
      <text:p text:style-name="P11"><text:s text:c="8"/>"""</text:p>
      <text:p text:style-name="P10"><text:s text:c="8"/>if x not in <text:span text:style-name="T16">self</text:span>.getVertices():</text:p>
      <text:p text:style-name="P10"><text:s text:c="12"/>raise KeyError (<text:span text:style-name="T16">" This vertex in not in the graph :("</text:span>)</text:p>
      <text:p text:style-name="P10"><text:s text:c="8"/>return <text:span text:style-name="T16">self</text:span>.__dictIn[x] #return all the target </text:p>
      <text:p text:style-name="P10"><text:s text:c="4"/></text:p>
      <text:p text:style-name="P10"><text:s text:c="3"/></text:p>
      <text:p text:style-name="P10"><text:s text:c="4"/>def <text:span text:style-name="T4">addEdge</text:span>(<text:span text:style-name="T16">self</text:span>, x, y):</text:p>
      <text:p text:style-name="P10"><text:s text:c="8"/><text:span text:style-name="T16">"""</text:span></text:p>
      <text:p text:style-name="P11"><text:s text:c="8"/>Adds an edge between two vertices and increase the number of edges</text:p>
      <text:p text:style-name="P11"><text:s text:c="8"/>Input: x - the origin vertex</text:p>
      <text:p text:style-name="P11"><text:s text:c="15"/>y - the target vertex</text:p>
      <text:p text:style-name="P11"><text:s text:c="8"/>Output: - (Modifies the dictionaries from the graph)</text:p>
      <text:p text:style-name="P11"><text:s text:c="8"/>Raises: KeyError if this edge already exists</text:p>
      <text:p text:style-name="P11"><text:s text:c="16"/>KeyError if x or y are not vertices of the graph</text:p>
      <text:p text:style-name="P11"><text:s text:c="8"/>"""</text:p>
      <text:p text:style-name="P10"><text:s text:c="8"/>#might raise KeyError if x or y are not vertices</text:p>
      <text:p text:style-name="P10"><text:s text:c="8"/>isEdge=<text:span text:style-name="T16">self</text:span>.isEdge(x, y) </text:p>
      <text:p text:style-name="P10"><text:s text:c="8"/>if isEdge==True:</text:p>
      <text:p text:style-name="P10"><text:s text:c="12"/>raise KeyError(<text:span text:style-name="T16">"This is already an edge of the graph. "</text:span>)</text:p>
      <text:p text:style-name="P10"><text:s text:c="8"/>#otherwise we add it</text:p>
      <text:p text:style-name="P10"><text:s text:c="8"/><text:span text:style-name="T16">self</text:span>.__dictIn[y].append(x)</text:p>
      <text:p text:style-name="P10"><text:s text:c="8"/><text:span text:style-name="T16">self</text:span>.__dictOut[x].append(y)</text:p>
      <text:p text:style-name="P10"><text:s text:c="9"/></text:p>
      <text:p text:style-name="P10"><text:s text:c="4"/>def <text:span text:style-name="T4">removeEdge</text:span>(<text:span text:style-name="T16">self</text:span>, x, y):</text:p>
      <text:p text:style-name="P10"><text:s text:c="8"/><text:span text:style-name="T16">"""</text:span></text:p>
      <text:p text:style-name="P11"><text:s text:c="8"/>Removes an edge</text:p>
      <text:p text:style-name="P11"><text:s text:c="8"/>Input: x - the origin vertex</text:p>
      <text:p text:style-name="P11"><text:s text:c="15"/>y - the target vertex</text:p>
      <text:p text:style-name="P11"><text:s text:c="8"/>Output: - (Modifies the dictionaries from the graph)</text:p>
      <text:p text:style-name="P11"><text:s text:c="8"/>Raises: KeyError if this edge doesn't exist</text:p>
      <text:p text:style-name="P11"><text:s text:c="16"/>KeyError if x or y are not vertices of the graph</text:p>
      <text:p text:style-name="P11"><text:s text:c="8"/>"""</text:p>
      <text:p text:style-name="P10"><text:s text:c="8"/>#might raise KeyError if x or y are not vertices</text:p>
      <text:p text:style-name="P10"><text:s text:c="8"/>isEdge=<text:span text:style-name="T16">self</text:span>.isEdge(x, y) </text:p>
      <text:p text:style-name="P10"><text:s text:c="8"/>if isEdge==False :</text:p>
      <text:p text:style-name="P10"><text:s text:c="12"/>raise KeyError(<text:span text:style-name="T16">" This is already an edge of the graph. "</text:span>)</text:p>
      <text:p text:style-name="P10"><text:s text:c="8"/>#otherwise we remove it</text:p>
      <text:p text:style-name="P10"><text:s text:c="8"/><text:span text:style-name="T16">self</text:span>.__dictIn[y].remove(x)</text:p>
      <text:p text:style-name="P10"><text:s text:c="8"/><text:span text:style-name="T16">self</text:span>.__dictOut[x].remove(y)</text:p>
      <text:p text:style-name="P10"><text:s text:c="4"/></text:p>
      <text:p text:style-name="P10"><text:s text:c="4"/>def <text:span text:style-name="T4">addVertex</text:span>(<text:span text:style-name="T16">self</text:span>, vertex):</text:p>
      <text:p text:style-name="P10"><text:s text:c="8"/><text:span text:style-name="T16">"""</text:span></text:p>
      <text:p text:style-name="P11"><text:s text:c="8"/>Adds a vertex to the graph</text:p>
      <text:p text:style-name="P11"><text:s text:c="8"/>Input: vertex (natural number )</text:p>
      <text:p text:style-name="P11"><text:s text:c="8"/>Output: - (modifies the graph)</text:p>
      <text:p text:style-name="P11"><text:s text:c="8"/>Raises: KeyError if 'vertex' is already a vertex</text:p>
      <text:p text:style-name="P11"><text:s text:c="8"/>"""</text:p>
      <text:p text:style-name="P10"><text:s text:c="8"/>if vertex in <text:span text:style-name="T16">self</text:span>.getVertices():</text:p>
      <text:p text:style-name="P10"><text:soft-page-break/><text:s text:c="12"/>raise KeyError (<text:span text:style-name="T16">" This vertex already exists :("</text:span>)</text:p>
      <text:p text:style-name="P10"><text:s text:c="8"/>#Otherwise add the vertex</text:p>
      <text:p text:style-name="P10"><text:s text:c="8"/><text:span text:style-name="T16">self</text:span>.__dictIn[vertex]=[]</text:p>
      <text:p text:style-name="P10"><text:s text:c="8"/><text:span text:style-name="T16">self</text:span>.__dictOut[vertex]=[]</text:p>
      <text:p text:style-name="P10"><text:s text:c="8"/></text:p>
      <text:p text:style-name="P10"><text:s text:c="4"/>def <text:span text:style-name="T4">removeVertex</text:span>(<text:span text:style-name="T16">self</text:span>, vertex):</text:p>
      <text:p text:style-name="P10"><text:s text:c="8"/><text:span text:style-name="T16">"""</text:span></text:p>
      <text:p text:style-name="P11"><text:s text:c="8"/>Removes a vertex from the graph</text:p>
      <text:p text:style-name="P11"><text:s text:c="8"/>Input: vertex( natural number )</text:p>
      <text:p text:style-name="P11"><text:s text:c="8"/>Output: - (modifies the graph)</text:p>
      <text:p text:style-name="P11"><text:s text:c="8"/>Raises: KeyError if 'vertex' does not belong to the graph</text:p>
      <text:p text:style-name="P11"><text:s text:c="8"/>"""</text:p>
      <text:p text:style-name="P10"><text:s text:c="8"/>if vertex not in <text:span text:style-name="T16">self</text:span>.getVertices():</text:p>
      <text:p text:style-name="P10"><text:s text:c="12"/>raise KeyError (<text:span text:style-name="T16">" This vertex doesn't exist in the graph :("</text:span>)</text:p>
      <text:p text:style-name="P10"><text:s text:c="8"/></text:p>
      <text:p text:style-name="P10"><text:s text:c="8"/>#Otherwise remove the vertex - from dictIn and dictOut</text:p>
      <text:p text:style-name="P10"><text:s text:c="8"/>while len(<text:span text:style-name="T16">self</text:span>.__dictIn[vertex])!=0:</text:p>
      <text:p text:style-name="P10"><text:s text:c="12"/>origin=<text:span text:style-name="T16">self</text:span>.__dictIn[vertex][0]</text:p>
      <text:p text:style-name="P10"><text:s text:c="12"/><text:span text:style-name="T16">self</text:span>.removeEdge(origin, vertex)</text:p>
      <text:p text:style-name="P10"><text:s text:c="8"/>while len(<text:span text:style-name="T16">self</text:span>.__dictOut[vertex])!=0:</text:p>
      <text:p text:style-name="P10"><text:s text:c="12"/>target=<text:span text:style-name="T16">self</text:span>.__dictOut[vertex][0]</text:p>
      <text:p text:style-name="P10"><text:s text:c="12"/><text:span text:style-name="T16">self</text:span>.removeEdge(vertex, target)</text:p>
      <text:p text:style-name="P10"><text:s text:c="12"/></text:p>
      <text:p text:style-name="P10"><text:s text:c="8"/>#Delete the key 'vertex' from each dictionary</text:p>
      <text:p text:style-name="P10"><text:s text:c="8"/>del <text:span text:style-name="T16">self</text:span>.__dictOut[vertex]</text:p>
      <text:p text:style-name="P10"><text:s text:c="8"/>del <text:span text:style-name="T16">self</text:span>.__dictIn[vertex] <text:s text:c="2"/></text:p>
      <text:p text:style-name="P10"><text:s text:c="8"/></text:p>
      <text:p text:style-name="P10"><text:s text:c="4"/>def <text:span text:style-name="T4">inDegree</text:span>(<text:span text:style-name="T16">self</text:span>, vertex):</text:p>
      <text:p text:style-name="P10"><text:s text:c="8"/><text:span text:style-name="T16">"""</text:span></text:p>
      <text:p text:style-name="P11"><text:s text:c="8"/>Getter of the in-degree of a specified vertex</text:p>
      <text:p text:style-name="P11"><text:s text:c="8"/>Input: vertex- natural number - the specified vertex</text:p>
      <text:p text:style-name="P11"><text:s text:c="8"/>Output: a natural number</text:p>
      <text:p text:style-name="P11"><text:s text:c="8"/>Raises : KeyError if the vertex <text:s/>is not in the graph</text:p>
      <text:p text:style-name="P11"><text:s text:c="8"/>"""</text:p>
      <text:p text:style-name="P10"><text:s text:c="8"/>return len(<text:span text:style-name="T16">self</text:span>.iterateIn(vertex))</text:p>
      <text:p text:style-name="P10"><text:s text:c="3"/></text:p>
      <text:p text:style-name="P10"><text:s text:c="4"/>def <text:span text:style-name="T4">outDegree</text:span>(<text:span text:style-name="T16">self</text:span>, vertex):</text:p>
      <text:p text:style-name="P10"><text:s text:c="8"/><text:span text:style-name="T16">"""</text:span></text:p>
      <text:p text:style-name="P11"><text:s text:c="8"/>Getter of the out-degree of a specified vertex</text:p>
      <text:p text:style-name="P11"><text:s text:c="8"/>Input: vertex- natural number - the specified vertex</text:p>
      <text:p text:style-name="P11"><text:s text:c="8"/>Output: a natural number</text:p>
      <text:p text:style-name="P11"><text:s text:c="8"/>Raises : KeyError if the vertex <text:s/>is not in the graph</text:p>
      <text:p text:style-name="P11"><text:s text:c="8"/>"""</text:p>
      <text:p text:style-name="P10"><text:s text:c="8"/>return len(<text:span text:style-name="T16">self</text:span>.iterateOut(vertex))</text:p>
      <text:p text:style-name="P10"><text:s text:c="4"/></text:p>
      <text:p text:style-name="P10"><text:s text:c="4"/>def <text:span text:style-name="T4">accessible</text:span>(<text:span text:style-name="T16">self</text:span>, s):</text:p>
      <text:p text:style-name="P10"><text:s text:c="8"/><text:span text:style-name="T16">"""</text:span></text:p>
      <text:p text:style-name="P11"><text:s text:c="8"/>Returns the set of vertices of the graph <text:s/>that are accessible</text:p>
      <text:p text:style-name="P11"><text:s text:c="8"/>from the vertex s</text:p>
      <text:p text:style-name="P11"><text:s text:c="8"/>"""</text:p>
      <text:p text:style-name="P10"><text:s text:c="8"/>acc = set()</text:p>
      <text:p text:style-name="P10"><text:s text:c="8"/>acc.add(s)</text:p>
      <text:p text:style-name="P10"><text:s text:c="8"/>alist = [s]</text:p>
      <text:p text:style-name="P10"><text:s text:c="8"/>while len(alist) &gt; 0:</text:p>
      <text:p text:style-name="P10"><text:s text:c="12"/>x = alist[0]</text:p>
      <text:p text:style-name="P10"><text:s text:c="12"/>alist = alist[1 : ]</text:p>
      <text:p text:style-name="P10"><text:s text:c="12"/>for y in <text:span text:style-name="T16">self</text:span>.parseNout(x):</text:p>
      <text:p text:style-name="P10"><text:s text:c="16"/>if y not in acc:</text:p>
      <text:p text:style-name="P10"><text:s text:c="20"/>acc.add(y)</text:p>
      <text:p text:style-name="P10"><text:soft-page-break/><text:s text:c="20"/>alist.append(y)</text:p>
      <text:p text:style-name="P10"><text:s text:c="8"/>return acc</text:p>
      <text:p text:style-name="P10"><text:s text:c="4"/></text:p>
      <text:p text:style-name="P8"><text:span text:style-name="T8"><text:s text:c="3"/></text:span></text:p>
      <text:p text:style-name="P7"/>
      <text:p text:style-name="P9"><text:span text:style-name="T20">def dijkstra_fw(</text:span><text:span text:style-name="T18">self</text:span><text:span text:style-name="T20">,s,t)</text:span>:</text:p>
      <text:p text:style-name="P10"><text:s text:c="8"/>q=PriorityQueue()#ordered on priority</text:p>
      <text:p text:style-name="P10"><text:s text:c="8"/>prev={}#each accessible vertex : its predecessor on a path from s to it</text:p>
      <text:p text:style-name="P10"><text:s text:c="8"/>dist={}#each <text:span text:style-name="T19">accessibe</text:span> vertex:the cost of the minimum walk</text:p>
      <text:p text:style-name="P10"><text:s text:c="8"/>q.put(s,0)#put the element s in the queue</text:p>
      <text:p text:style-name="P10"><text:s text:c="8"/>dist[s]=0#distance from s to s=0</text:p>
      <text:p text:style-name="P10"><text:s text:c="8"/>path=[]#the initial path</text:p>
      <text:p text:style-name="P10"><text:s text:c="8"/>while not q.empty():</text:p>
      <text:p text:style-name="P10"><text:s text:c="12"/>x=q.get()#gets the last element from the priority queue</text:p>
      <text:p text:style-name="P10"><text:s text:c="12"/>#print(q[:])</text:p>
      <text:p text:style-name="P10"><text:s text:c="12"/>print(<text:span text:style-name="T16">"first: "</text:span>,x);</text:p>
      <text:p text:style-name="P10"><text:s text:c="12"/>#print("<text:span text:style-name="T19">prev</text:span>: ",<text:span text:style-name="T19">prev</text:span>, " <text:s/>x: ", x)</text:p>
      <text:p text:style-name="P10"><text:s text:c="12"/>#print("<text:span text:style-name="T19">dist</text:span>: ",<text:span text:style-name="T19">dist</text:span>)</text:p>
      <text:p text:style-name="P10"><text:s text:c="12"/>for y in <text:span text:style-name="T16">self</text:span>.iterate_outbound(x):</text:p>
      <text:p text:style-name="P10"><text:s text:c="16"/>#print (" x: ",x," <text:s/>y: ",y, " <text:s/>cost: ", self.get_cost(x, y))</text:p>
      <text:p text:style-name="P10"><text:s text:c="16"/>if y not in dist.keys() or dist[x]+ <text:span text:style-name="T16">self</text:span>.get_cost(x, y) &lt; dist[y]:</text:p>
      <text:p text:style-name="P10"><text:s text:c="20"/>dist[y]=dist[x]+<text:span text:style-name="T16">self</text:span>.get_cost(x, y)</text:p>
      <text:p text:style-name="P10"><text:s text:c="20"/>q.put(y,dist[y])</text:p>
      <text:p text:style-name="P10"><text:s text:c="20"/>prev[y]=x</text:p>
      <text:p text:style-name="P10"><text:s text:c="8"/>if t in dist:</text:p>
      <text:p text:style-name="P10"><text:s text:c="12"/>print(<text:span text:style-name="T16">"Minimum cost:"</text:span>,dist[t])</text:p>
      <text:p text:style-name="P10"><text:s text:c="12"/>path.append(t)</text:p>
      <text:p text:style-name="P10"><text:s text:c="12"/>end=t</text:p>
      <text:p text:style-name="P10"><text:s text:c="12"/>while end in prev:</text:p>
      <text:p text:style-name="P10"><text:s text:c="16"/>#print("end: ", end)</text:p>
      <text:p text:style-name="P10"><text:s text:c="16"/>#print("<text:span text:style-name="T19">prev</text:span>: ",<text:span text:style-name="T19">prev</text:span>)</text:p>
      <text:p text:style-name="P10"><text:s text:c="16"/>pr=prev[end]</text:p>
      <text:p text:style-name="P10"><text:s text:c="16"/>path.append(pr)</text:p>
      <text:p text:style-name="P10"><text:s text:c="16"/>end=pr</text:p>
      <text:p text:style-name="P10"><text:s text:c="12"/>path.reverse()</text:p>
      <text:p text:style-name="P10"><text:s text:c="12"/>print(<text:span text:style-name="T16">"The path of minimum cost: "</text:span>,path) </text:p>
      <text:p text:style-name="P10"><text:s text:c="8"/>else:</text:p>
      <text:p text:style-name="P10"><text:s text:c="12"/>print(<text:span text:style-name="T16">"No path "</text:span>)</text:p>
      <text:p text:style-name="P10"><text:s text:c="12"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a Pop</meta:initial-creator>
    <meta:creation-date>2016-06-02T08:11:20.49</meta:creation-date>
    <meta:document-statistic meta:table-count="0" meta:image-count="0" meta:object-count="0" meta:page-count="5" meta:paragraph-count="241" meta:word-count="1207" meta:character-count="9350"/>
    <dc:date>2016-06-02T08:17:33.82</dc:date>
    <dc:creator>Andra Pop</dc:creator>
    <meta:editing-duration>PT6M13S</meta:editing-duration>
    <meta:editing-cycles>1</meta:editing-cycles>
    <meta:generator>OpenOffice/4.1.1$Win32 OpenOffice.org_project/411m6$Build-9775</meta:generator>
  </office:meta>
</office:document-meta>
</file>